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/>
      <style:paragraph-properties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22">
      <style:text-properties fo:font-weight="normal" style:font-weight-asian="normal" style:font-weight-complex="normal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10"/>
        <table:table-column table:style-name="co5" table:default-cell-style-name="ce10"/>
        <table:table-column table:style-name="co1" table:default-cell-style-name="ce11"/>
        <table:table-column table:style-name="co1" table:default-cell-style-name="ce10"/>
        <table:table-row table:style-name="ro1"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Tamanho(Bytes)</text:p>
          </table:table-cell>
          <table:table-cell table:number-columns-repeated="2"/>
          <table:table-cell table:style-name="Default"/>
          <table:table-cell table:style-name="ce12" office:value-type="string" calcext:value-type="string">
            <text:p>S(FER,a)</text:p>
          </table:table-cell>
          <table:table-cell table:style-name="ce12" office:value-type="string" calcext:value-type="string">
            <text:p>S = R/C (R=débitorecebido, bit/s)</text:p>
          </table:table-cell>
          <table:table-cell table:style-name="Default"/>
          <table:table-cell table:style-name="Default" office:value-type="string" calcext:value-type="string">
            <text:p>a = Tprop/Tf</text:p>
          </table:table-cell>
        </table:table-row>
        <table:table-row table:style-name="ro1">
          <table:table-cell table:style-name="ce2" office:value-type="string" calcext:value-type="string">
            <text:p>pinguim.gif </text:p>
          </table:table-cell>
          <table:table-cell table:style-name="ce7" office:value-type="float" office:value="10968" calcext:value-type="float">
            <text:p>10968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S =(1-FER)/(1+2*a)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FER</text:p>
          </table:table-cell>
          <table:table-cell table:style-name="ce3" office:value-type="string" calcext:value-type="string" table:number-columns-spanned="1" table:number-rows-spanned="2">
            <text:p>T_prop (ms)</text:p>
          </table:table-cell>
          <table:table-cell table:style-name="ce3" office:value-type="string" calcext:value-type="string" table:number-columns-spanned="1" table:number-rows-spanned="2">
            <text:p>C (Débito da Ligação)</text:p>
          </table:table-cell>
          <table:table-cell table:style-name="ce3" office:value-type="string" calcext:value-type="string" table:number-columns-spanned="1" table:number-rows-spanned="2">
            <text:p>Tamanho Trama I</text:p>
          </table:table-cell>
          <table:table-cell table:style-name="ce3" office:value-type="string" calcext:value-type="string" table:number-columns-spanned="4" table:number-rows-spanned="1">
            <text:p>Tempos de transmição do Ficheiro </text:p>
          </table:table-cell>
          <table:covered-table-cell table:number-columns-repeated="3" table:style-name="ce1"/>
          <table:table-cell table:style-name="ce1"/>
        </table:table-row>
        <table:table-row table:style-name="ro1">
          <table:covered-table-cell table:style-name="ce4"/>
          <table:covered-table-cell table:style-name="ce8"/>
          <table:covered-table-cell table:number-columns-repeated="2" table:style-name="ce1"/>
          <table:table-cell table:style-name="ce1" office:value-type="string" calcext:value-type="string">
            <text:p>Tf1</text:p>
          </table:table-cell>
          <table:table-cell table:style-name="ce1" office:value-type="string" calcext:value-type="string">
            <text:p>Tf2</text:p>
          </table:table-cell>
          <table:table-cell table:style-name="ce1" office:value-type="string" calcext:value-type="string">
            <text:p>Tf3</text:p>
          </table:table-cell>
          <table:table-cell table:style-name="ce1" office:value-type="string" calcext:value-type="string">
            <text:p>Tf(média)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3" table:style-name="ce9" office:value-type="float" office:value="0.2727" calcext:value-type="float">
            <text:p>0.2727</text:p>
          </table:table-cell>
          <table:table-cell table:formula="of:=([.E7]+[.F7]+[.G7])/3" office:value-type="float" office:value="0.2727" calcext:value-type="float">
            <text:p>0.2727</text:p>
          </table:table-cell>
          <table:table-cell table:formula="of:=[.B7]*10^-3/[.H7]" office:value-type="float" office:value="0.0366703337000367" calcext:value-type="float">
            <text:p>0.0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3" table:style-name="ce9" office:value-type="float" office:value="0.3182" calcext:value-type="float">
            <text:p>0.3182</text:p>
          </table:table-cell>
          <table:table-cell table:formula="of:=([.E8]+[.F8]+[.G8])/3" office:value-type="float" office:value="0.3182" calcext:value-type="float">
            <text:p>0.3182</text:p>
          </table:table-cell>
          <table:table-cell table:formula="of:=[.B8]*10^-3/[.H8]" office:value-type="float" office:value="0.0628535512256442" calcext:value-type="float">
            <text:p>0.0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3" table:style-name="ce9" office:value-type="float" office:value="0.3182" calcext:value-type="float">
            <text:p>0.3182</text:p>
          </table:table-cell>
          <table:table-cell table:formula="of:=([.E9]+[.F9]+[.G9])/3" office:value-type="float" office:value="0.3182" calcext:value-type="float">
            <text:p>0.3182</text:p>
          </table:table-cell>
          <table:table-cell table:formula="of:=[.B9]*10^-3/[.H9]" office:value-type="float" office:value="0.0942803268384664" calcext:value-type="float">
            <text:p>0.0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9" office:value-type="float" office:value="0.3636" calcext:value-type="float">
            <text:p>0.3636</text:p>
          </table:table-cell>
          <table:table-cell table:style-name="ce9" office:value-type="float" office:value="0.3182" calcext:value-type="float">
            <text:p>0.3182</text:p>
          </table:table-cell>
          <table:table-cell table:style-name="ce9" office:value-type="float" office:value="0.3636" calcext:value-type="float">
            <text:p>0.3636</text:p>
          </table:table-cell>
          <table:table-cell table:formula="of:=([.E10]+[.F10]+[.G10])/3" office:value-type="float" office:value="0.348466666666667" calcext:value-type="float">
            <text:p>0.3485</text:p>
          </table:table-cell>
          <table:table-cell table:formula="of:=[.B10]*10^-3/[.H10]" office:value-type="float" office:value="0.114788597665965" calcext:value-type="float">
            <text:p>0.1148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0.363636" calcext:value-type="float">
            <text:p>0.3636</text:p>
          </table:table-cell>
          <table:table-cell table:formula="of:=([.E11]+[.F11]+[.G11])/3" office:value-type="float" office:value="0.363636" calcext:value-type="float">
            <text:p>0.3636</text:p>
          </table:table-cell>
          <table:table-cell table:formula="of:=[.B11]*10^-3/[.H11]" office:value-type="float" office:value="0.0275000275000275" calcext:value-type="float">
            <text:p>0.027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.363636" calcext:value-type="float">
            <text:p>0.3636</text:p>
          </table:table-cell>
          <table:table-cell office:value-type="float" office:value="0.545455" calcext:value-type="float">
            <text:p>0.5455</text:p>
          </table:table-cell>
          <table:table-cell table:formula="of:=([.E12]+[.F12]+[.G12])/3" office:value-type="float" office:value="0.424242333333333" calcext:value-type="float">
            <text:p>0.4242</text:p>
          </table:table-cell>
          <table:table-cell table:formula="of:=[.B12]*10^-3/[.H12]" office:value-type="float" office:value="0.0471428672449001" calcext:value-type="float">
            <text:p>0.0471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000</text:p>
          </table:table-cell>
          <table:table-cell office:value-type="float" office:value="0.409091" calcext:value-type="float">
            <text:p>0.4091</text:p>
          </table:table-cell>
          <table:table-cell office:value-type="float" office:value="0.454545" calcext:value-type="float">
            <text:p>0.4545</text:p>
          </table:table-cell>
          <table:table-cell table:formula="of:=([.E13]+[.F13]+[.G13])/3" office:value-type="float" office:value="0.454545333333333" calcext:value-type="float">
            <text:p>0.4545</text:p>
          </table:table-cell>
          <table:table-cell table:formula="of:=[.B13]*10^-3/[.H13]" office:value-type="float" office:value="0.0660000176000047" calcext:value-type="float">
            <text:p>0.0660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.454545" calcext:value-type="float">
            <text:p>0.4545</text:p>
          </table:table-cell>
          <table:table-cell office:value-type="float" office:value="0.545455" calcext:value-type="float">
            <text:p>0.5455</text:p>
          </table:table-cell>
          <table:table-cell table:formula="of:=([.E14]+[.F14]+[.G14])/3" office:value-type="float" office:value="0.484848333333333" calcext:value-type="float">
            <text:p>0.4848</text:p>
          </table:table-cell>
          <table:table-cell table:formula="of:=[.B14]*10^-3/[.H14]" office:value-type="float" office:value="0.0825000257812581" calcext:value-type="float">
            <text:p>0.08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office:value-type="float" office:value="0.636364" calcext:value-type="float">
            <text:p>0.6364</text:p>
          </table:table-cell>
          <table:table-cell office:value-type="float" office:value="0.454545" calcext:value-type="float">
            <text:p>0.4545</text:p>
          </table:table-cell>
          <table:table-cell office:value-type="float" office:value="0.545455" calcext:value-type="float">
            <text:p>0.5455</text:p>
          </table:table-cell>
          <table:table-cell table:formula="of:=([.E15]+[.F15]+[.G15])/3" office:value-type="float" office:value="0.545454666666667" calcext:value-type="float">
            <text:p>0.5455</text:p>
          </table:table-cell>
          <table:table-cell table:formula="of:=[.B15]*10^-3/[.H15]" office:value-type="float" office:value="0.0183333292592602" calcext:value-type="float">
            <text:p>0.0183</text:p>
          </table:table-cell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office:value-type="float" office:value="0.590909" calcext:value-type="float">
            <text:p>0.5909</text:p>
          </table:table-cell>
          <table:table-cell table:number-columns-repeated="2" office:value-type="float" office:value="0.545455" calcext:value-type="float">
            <text:p>0.5455</text:p>
          </table:table-cell>
          <table:table-cell table:formula="of:=([.E16]+[.F16]+[.G16])/3" office:value-type="float" office:value="0.560606333333333" calcext:value-type="float">
            <text:p>0.5606</text:p>
          </table:table-cell>
          <table:table-cell table:formula="of:=[.B16]*10^-3/[.H16]" office:value-type="float" office:value="0.03567565831995" calcext:value-type="float">
            <text:p>0.0357</text:p>
          </table:table-cell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office:value-type="float" office:value="0.727273" calcext:value-type="float">
            <text:p>0.7273</text:p>
          </table:table-cell>
          <table:table-cell office:value-type="float" office:value="0.636364" calcext:value-type="float">
            <text:p>0.6364</text:p>
          </table:table-cell>
          <table:table-cell office:value-type="float" office:value="0.727273" calcext:value-type="float">
            <text:p>0.7273</text:p>
          </table:table-cell>
          <table:table-cell table:formula="of:=([.E17]+[.F17]+[.G17])/3" office:value-type="float" office:value="0.69697" calcext:value-type="float">
            <text:p>0.6970</text:p>
          </table:table-cell>
          <table:table-cell table:formula="of:=[.B17]*10^-3/[.H17]" office:value-type="float" office:value="0.0430434595463219" calcext:value-type="float">
            <text:p>0.0430</text:p>
          </table:table-cell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office:value-type="float" office:value="0.727273" calcext:value-type="float">
            <text:p>0.7273</text:p>
          </table:table-cell>
          <table:table-cell table:number-columns-repeated="2" office:value-type="float" office:value="0.681818" calcext:value-type="float">
            <text:p>0.6818</text:p>
          </table:table-cell>
          <table:table-cell table:formula="of:=([.E18]+[.F18]+[.G18])/3" office:value-type="float" office:value="0.696969666666667" calcext:value-type="float">
            <text:p>0.6970</text:p>
          </table:table-cell>
          <table:table-cell table:formula="of:=[.B18]*10^-3/[.H18]" office:value-type="float" office:value="0.0573913068431003" calcext:value-type="float">
            <text:p>0.057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office:value-type="float" office:value="1.181818" calcext:value-type="float">
            <text:p>1.1818</text:p>
          </table:table-cell>
          <table:table-cell office:value-type="float" office:value="0.772727" calcext:value-type="float">
            <text:p>0.7727</text:p>
          </table:table-cell>
          <table:table-cell office:value-type="float" office:value="1.318182" calcext:value-type="float">
            <text:p>1.3182</text:p>
          </table:table-cell>
          <table:table-cell table:formula="of:=([.E19]+[.F19]+[.G19])/3" office:value-type="float" office:value="1.090909" calcext:value-type="float">
            <text:p>1.0909</text:p>
          </table:table-cell>
          <table:table-cell table:formula="of:=[.B19]*10^-3/[.H19]" office:value-type="float" office:value="0.00916666743055562" calcext:value-type="float">
            <text:p>0.0092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1" office:value-type="float" office:value="1.227273" calcext:value-type="float">
            <text:p>1.2273</text:p>
          </table:table-cell>
          <table:table-cell office:value-type="float" office:value="1.681818" calcext:value-type="float">
            <text:p>1.6818</text:p>
          </table:table-cell>
          <table:table-cell office:value-type="float" office:value="0.681818" calcext:value-type="float">
            <text:p>0.6818</text:p>
          </table:table-cell>
          <table:table-cell table:formula="of:=([.E37]+[.F20]+[.G20])/3" office:value-type="float" office:value="1.181818" calcext:value-type="float">
            <text:p>1.1818</text:p>
          </table:table-cell>
          <table:table-cell table:formula="of:=[.B20]*10^-3/[.H20]" office:value-type="float" office:value="0.0169230795266276" calcext:value-type="float">
            <text:p>0.0169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office:value-type="float" office:value="1.545455" calcext:value-type="float">
            <text:p>1.5455</text:p>
          </table:table-cell>
          <table:table-cell office:value-type="float" office:value="1.272727" calcext:value-type="float">
            <text:p>1.2727</text:p>
          </table:table-cell>
          <table:table-cell office:value-type="float" office:value="1.727273" calcext:value-type="float">
            <text:p>1.7273</text:p>
          </table:table-cell>
          <table:table-cell table:formula="of:=([.E21]+[.F21]+[.G21])/3" office:value-type="float" office:value="1.51515166666667" calcext:value-type="float">
            <text:p>1.5152</text:p>
          </table:table-cell>
          <table:table-cell table:formula="of:=[.B21]*10^-3/[.H21]" office:value-type="float" office:value="0.0197999980200002" calcext:value-type="float">
            <text:p>0.0198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office:value-type="float" office:value="1.590909" calcext:value-type="float">
            <text:p>1.5909</text:p>
          </table:table-cell>
          <table:table-cell office:value-type="float" office:value="1.318182" calcext:value-type="float">
            <text:p>1.3182</text:p>
          </table:table-cell>
          <table:table-cell office:value-type="float" office:value="1" calcext:value-type="float">
            <text:p>1.0000</text:p>
          </table:table-cell>
          <table:table-cell table:formula="of:=([.E22]+[.F22]+[.G22])/3" office:value-type="float" office:value="1.30303033333333" calcext:value-type="float">
            <text:p>1.3030</text:p>
          </table:table-cell>
          <table:table-cell table:formula="of:=[.B22]*10^-3/[.H22]" office:value-type="float" office:value="0.0306976737047053" calcext:value-type="float">
            <text:p>0.0307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.2727" calcext:value-type="float">
            <text:p>0.2727</text:p>
          </table:table-cell>
          <table:table-cell table:style-name="ce10" table:formula="of:=([.E25]+[.F25]+[.G25])/3" office:value-type="float" office:value="0.2727" calcext:value-type="float">
            <text:p>0.2727</text:p>
          </table:table-cell>
          <table:table-cell table:formula="of:=[.B25]*10^-3/[.H25]" office:value-type="float" office:value="0.0366703337000367" calcext:value-type="float">
            <text:p>0.0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3" table:style-name="ce9" office:value-type="float" office:value="0.2727" calcext:value-type="float">
            <text:p>0.2727</text:p>
          </table:table-cell>
          <table:table-cell table:style-name="ce10" table:formula="of:=([.E26]+[.F26]+[.G26])/3" office:value-type="float" office:value="0.2727" calcext:value-type="float">
            <text:p>0.2727</text:p>
          </table:table-cell>
          <table:table-cell table:formula="of:=[.B26]*10^-3/[.H26]" office:value-type="float" office:value="0.0733406674000733" calcext:value-type="float">
            <text:p>0.0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9" office:value-type="float" office:value="0.2727" calcext:value-type="float">
            <text:p>0.2727</text:p>
          </table:table-cell>
          <table:table-cell table:style-name="ce9" office:value-type="float" office:value="0.3636" calcext:value-type="float">
            <text:p>0.3636</text:p>
          </table:table-cell>
          <table:table-cell table:style-name="ce9" office:value-type="float" office:value="0.2727" calcext:value-type="float">
            <text:p>0.2727</text:p>
          </table:table-cell>
          <table:table-cell table:style-name="ce10" table:formula="of:=([.E27]+[.F27]+[.G27])/3" office:value-type="float" office:value="0.303" calcext:value-type="float">
            <text:p>0.3030</text:p>
          </table:table-cell>
          <table:table-cell table:formula="of:=[.B27]*10^-3/[.H27]" office:value-type="float" office:value="0.099009900990099" calcext:value-type="float">
            <text:p>0.0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3" table:style-name="Default" office:value-type="float" office:value="0.3636" calcext:value-type="float">
            <text:p>0.3636</text:p>
          </table:table-cell>
          <table:table-cell table:style-name="ce10" table:formula="of:=([.E28]+[.F28]+[.G28])/3" office:value-type="float" office:value="0.3636" calcext:value-type="float">
            <text:p>0.3636</text:p>
          </table:table-cell>
          <table:table-cell table:formula="of:=[.B28]*10^-3/[.H28]" office:value-type="float" office:value="0.11001100110011" calcext:value-type="float">
            <text:p>0.1100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1" office:value-type="float" office:value="0.363636" calcext:value-type="float">
            <text:p>0.3636</text:p>
          </table:table-cell>
          <table:table-cell table:style-name="ce11" office:value-type="float" office:value="0.545455" calcext:value-type="float">
            <text:p>0.5455</text:p>
          </table:table-cell>
          <table:table-cell table:style-name="ce11" office:value-type="float" office:value="0.363636" calcext:value-type="float">
            <text:p>0.3636</text:p>
          </table:table-cell>
          <table:table-cell table:style-name="ce10" table:formula="of:=([.E29]+[.F29]+[.G29])/3" office:value-type="float" office:value="0.424242333333333" calcext:value-type="float">
            <text:p>0.4242</text:p>
          </table:table-cell>
          <table:table-cell table:formula="of:=[.B29]*10^-3/[.H29]" office:value-type="float" office:value="0.0235714336224501" calcext:value-type="float">
            <text:p>0.023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1" office:value-type="float" office:value="0.454545" calcext:value-type="float">
            <text:p>0.4545</text:p>
          </table:table-cell>
          <table:table-cell table:style-name="ce11" office:value-type="float" office:value="0.363636" calcext:value-type="float">
            <text:p>0.3636</text:p>
          </table:table-cell>
          <table:table-cell table:style-name="ce11" office:value-type="float" office:value="0.454545" calcext:value-type="float">
            <text:p>0.4545</text:p>
          </table:table-cell>
          <table:table-cell table:style-name="ce10" table:formula="of:=([.E30]+[.F30]+[.G30])/3" office:value-type="float" office:value="0.424242" calcext:value-type="float">
            <text:p>0.4242</text:p>
          </table:table-cell>
          <table:table-cell table:formula="of:=[.B30]*10^-3/[.H30]" office:value-type="float" office:value="0.0471429042857614" calcext:value-type="float">
            <text:p>0.0471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2" table:style-name="ce11" office:value-type="float" office:value="0.454545" calcext:value-type="float">
            <text:p>0.4545</text:p>
          </table:table-cell>
          <table:table-cell table:style-name="ce11" office:value-type="float" office:value="0.545455" calcext:value-type="float">
            <text:p>0.5455</text:p>
          </table:table-cell>
          <table:table-cell table:style-name="ce10" table:formula="of:=([.E31]+[.F31]+[.G31])/3" office:value-type="float" office:value="0.484848333333333" calcext:value-type="float">
            <text:p>0.4848</text:p>
          </table:table-cell>
          <table:table-cell table:formula="of:=[.B31]*10^-3/[.H31]" office:value-type="float" office:value="0.0618750193359435" calcext:value-type="float">
            <text:p>0.0619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1" office:value-type="float" office:value="0.454545" calcext:value-type="float">
            <text:p>0.4545</text:p>
          </table:table-cell>
          <table:table-cell table:style-name="ce11" office:value-type="float" office:value="0.545455" calcext:value-type="float">
            <text:p>0.5455</text:p>
          </table:table-cell>
          <table:table-cell table:style-name="ce11" office:value-type="float" office:value="0.454545" calcext:value-type="float">
            <text:p>0.4545</text:p>
          </table:table-cell>
          <table:table-cell table:style-name="ce10" table:formula="of:=([.E32]+[.F32]+[.G32])/3" office:value-type="float" office:value="0.484848333333333" calcext:value-type="float">
            <text:p>0.4848</text:p>
          </table:table-cell>
          <table:table-cell table:formula="of:=[.B32]*10^-3/[.H32]" office:value-type="float" office:value="0.0825000257812581" calcext:value-type="float">
            <text:p>0.08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1" office:value-type="float" office:value="0.636364" calcext:value-type="float">
            <text:p>0.6364</text:p>
          </table:table-cell>
          <table:table-cell table:style-name="ce11" office:value-type="float" office:value="0.363636" calcext:value-type="float">
            <text:p>0.3636</text:p>
          </table:table-cell>
          <table:table-cell table:style-name="ce11" office:value-type="float" office:value="0.454545" calcext:value-type="float">
            <text:p>0.4545</text:p>
          </table:table-cell>
          <table:table-cell table:style-name="ce10" table:formula="of:=([.E33]+[.F33]+[.G33])/3" office:value-type="float" office:value="0.484848333333333" calcext:value-type="float">
            <text:p>0.4848</text:p>
          </table:table-cell>
          <table:table-cell table:formula="of:=[.B33]*10^-3/[.H33]" office:value-type="float" office:value="0.0206250064453145" calcext:value-type="float">
            <text:p>0.0206</text:p>
          </table:table-cell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1" office:value-type="float" office:value="0.363636" calcext:value-type="float">
            <text:p>0.3636</text:p>
          </table:table-cell>
          <table:table-cell table:number-columns-repeated="2" table:style-name="ce11" office:value-type="float" office:value="0.636364" calcext:value-type="float">
            <text:p>0.6364</text:p>
          </table:table-cell>
          <table:table-cell table:style-name="ce10" table:formula="of:=([.E34]+[.F34]+[.G34])/3" office:value-type="float" office:value="0.545454666666667" calcext:value-type="float">
            <text:p>0.5455</text:p>
          </table:table-cell>
          <table:table-cell table:formula="of:=[.B34]*10^-3/[.H34]" office:value-type="float" office:value="0.0366666585185203" calcext:value-type="float">
            <text:p>0.0367</text:p>
          </table:table-cell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1" office:value-type="float" office:value="0.636364" calcext:value-type="float">
            <text:p>0.6364</text:p>
          </table:table-cell>
          <table:table-cell table:style-name="ce11" office:value-type="float" office:value="0.909091" calcext:value-type="float">
            <text:p>0.9091</text:p>
          </table:table-cell>
          <table:table-cell table:style-name="ce11" office:value-type="float" office:value="0.727273" calcext:value-type="float">
            <text:p>0.7273</text:p>
          </table:table-cell>
          <table:table-cell table:style-name="ce10" table:formula="of:=([.E35]+[.F35]+[.G35])/3" office:value-type="float" office:value="0.757576" calcext:value-type="float">
            <text:p>0.7576</text:p>
          </table:table-cell>
          <table:table-cell table:formula="of:=[.B35]*10^-3/[.H35]" office:value-type="float" office:value="0.0395999873280041" calcext:value-type="float">
            <text:p>0.0396</text:p>
          </table:table-cell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1" office:value-type="float" office:value="0.727273" calcext:value-type="float">
            <text:p>0.7273</text:p>
          </table:table-cell>
          <table:table-cell table:style-name="ce11" office:value-type="float" office:value="0.909091" calcext:value-type="float">
            <text:p>0.9091</text:p>
          </table:table-cell>
          <table:table-cell table:style-name="ce11" office:value-type="float" office:value="0.454545" calcext:value-type="float">
            <text:p>0.4545</text:p>
          </table:table-cell>
          <table:table-cell table:style-name="ce10" table:formula="of:=([.E36]+[.F36]+[.G36])/3" office:value-type="float" office:value="0.696969666666667" calcext:value-type="float">
            <text:p>0.6970</text:p>
          </table:table-cell>
          <table:table-cell table:formula="of:=[.B36]*10^-3/[.H36]" office:value-type="float" office:value="0.0573913068431003" calcext:value-type="float">
            <text:p>0.057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office:value-type="float" office:value="1.181818" calcext:value-type="float">
            <text:p>1.1818</text:p>
          </table:table-cell>
          <table:table-cell table:style-name="ce11" office:value-type="float" office:value="0.727273" calcext:value-type="float">
            <text:p>0.7273</text:p>
          </table:table-cell>
          <table:table-cell table:style-name="ce11" office:value-type="float" office:value="1.272727" calcext:value-type="float">
            <text:p>1.2727</text:p>
          </table:table-cell>
          <table:table-cell table:style-name="ce10" table:formula="of:=([.E37]+[.F37]+[.G37])/3" office:value-type="float" office:value="1.060606" calcext:value-type="float">
            <text:p>1.0606</text:p>
          </table:table-cell>
          <table:table-cell table:formula="of:=[.B37]*10^-3/[.H37]" office:value-type="float" office:value="0.00942857196734697" calcext:value-type="float">
            <text:p>0.0094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1" office:value-type="float" office:value="1" calcext:value-type="float">
            <text:p>1.0000</text:p>
          </table:table-cell>
          <table:table-cell table:style-name="ce11" office:value-type="float" office:value="1.454545" calcext:value-type="float">
            <text:p>1.4545</text:p>
          </table:table-cell>
          <table:table-cell table:style-name="ce11" office:value-type="float" office:value="1.545455" calcext:value-type="float">
            <text:p>1.5455</text:p>
          </table:table-cell>
          <table:table-cell table:style-name="ce10" table:formula="of:=([.E38]+[.F38]+[.G38])/3" office:value-type="float" office:value="1.33333333333333" calcext:value-type="float">
            <text:p>1.3333</text:p>
          </table:table-cell>
          <table:table-cell table:formula="of:=[.B38]*10^-3/[.H38]" office:value-type="float" office:value="0.015" calcext:value-type="float">
            <text:p>0.0150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2" table:style-name="ce11" office:value-type="float" office:value="1.090909" calcext:value-type="float">
            <text:p>1.0909</text:p>
          </table:table-cell>
          <table:table-cell table:style-name="ce11" office:value-type="float" office:value="1" calcext:value-type="float">
            <text:p>1.0000</text:p>
          </table:table-cell>
          <table:table-cell table:style-name="ce10" table:formula="of:=([.E39]+[.F39]+[.G39])/3" office:value-type="float" office:value="1.060606" calcext:value-type="float">
            <text:p>1.0606</text:p>
          </table:table-cell>
          <table:table-cell table:formula="of:=[.B39]*10^-3/[.H39]" office:value-type="float" office:value="0.0282857159020409" calcext:value-type="float">
            <text:p>0.0283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1" office:value-type="float" office:value="1" calcext:value-type="float">
            <text:p>1.0000</text:p>
          </table:table-cell>
          <table:table-cell table:style-name="ce11" office:value-type="float" office:value="1.454545" calcext:value-type="float">
            <text:p>1.4545</text:p>
          </table:table-cell>
          <table:table-cell table:style-name="ce11" office:value-type="float" office:value="1.181818" calcext:value-type="float">
            <text:p>1.1818</text:p>
          </table:table-cell>
          <table:table-cell table:style-name="ce10" table:formula="of:=([.E40]+[.F40]+[.G40])/3" office:value-type="float" office:value="1.212121" calcext:value-type="float">
            <text:p>1.2121</text:p>
          </table:table-cell>
          <table:table-cell table:formula="of:=[.B40]*10^-3/[.H40]" office:value-type="float" office:value="0.033000005775001" calcext:value-type="float">
            <text:p>0.033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21:27:14.797345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9:22:56.874039689</meta:creation-date>
    <dc:date>2017-11-07T00:10:14.353566194</dc:date>
    <meta:editing-duration>PT45M39S</meta:editing-duration>
    <meta:editing-cycles>10</meta:editing-cycles>
    <meta:generator>LibreOffice/5.1.6.2$Linux_X86_64 LibreOffice_project/10m0$Build-2</meta:generator>
    <meta:document-statistic meta:table-count="1" meta:cell-count="306" meta:object-count="0"/>
  </office:meta>
</office:document-meta>
</file>